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19mm"/>
    </style:style>
    <style:style style:name="co2" style:family="table-column">
      <style:table-column-properties fo:break-before="auto" style:column-width="221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 style:data-style-name="N10000"/>
    <style:style style:name="ce3" style:family="table-cell" style:parent-style-name="Default" style:data-style-name="N10061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3" table:default-cell-style-name="ce2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#event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ing on 1fb-1</text:p>
          </table:table-cell>
          <table:table-cell office:value-type="string" calcext:value-type="string">
            <text:p>boosted_dataset</text:p>
          </table:table-cell>
          <table:table-cell office:value-type="string" calcext:value-type="string">
            <text:p>globalTag</text:p>
          </table:table-cell>
          <table:table-cell office:value-type="string" calcext:value-type="string">
            <text:p>isData</text:p>
          </table:table-cell>
          <table:table-cell office:value-type="string" calcext:value-type="string">
            <text:p>generator</text:p>
          </table:table-cell>
        </table:table-row>
        <table:table-row table:style-name="ro1">
          <table:table-cell office:value-type="string" calcext:value-type="string">
            <text:p>DATA_runB2_vers2v2</text:p>
          </table:table-cell>
          <table:table-cell office:value-type="string" calcext:value-type="string">
            <text:p>/JetHT/Run2016B-03Feb2017_ver2-v2/MINIAOD</text:p>
          </table:table-cell>
          <table:table-cell office:value-type="float" office:value="133752091" calcext:value-type="float">
            <text:p>133752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dataRun2_2016SeptRepro_v7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notSpecified</text:p>
          </table:table-cell>
        </table:table-row>
        <table:table-row table:style-name="ro1">
          <table:table-cell office:value-type="string" calcext:value-type="string">
            <text:p>DATA_runC</text:p>
          </table:table-cell>
          <table:table-cell office:value-type="string" calcext:value-type="string">
            <text:p>/JetHT/Run2016C-03Feb2017-v1/MINIAOD</text:p>
          </table:table-cell>
          <table:table-cell office:value-type="float" office:value="46495988" calcext:value-type="float">
            <text:p>464959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dataRun2_2016SeptRepro_v7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notSpecified</text:p>
          </table:table-cell>
        </table:table-row>
        <table:table-row table:style-name="ro1">
          <table:table-cell office:value-type="string" calcext:value-type="string">
            <text:p>DATA_runD</text:p>
          </table:table-cell>
          <table:table-cell office:value-type="string" calcext:value-type="string">
            <text:p>/JetHT/Run2016D-03Feb2017-v1/MINIAOD</text:p>
          </table:table-cell>
          <table:table-cell office:value-type="float" office:value="73330042" calcext:value-type="float">
            <text:p>733300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dataRun2_2016SeptRepro_v7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notSpecified</text:p>
          </table:table-cell>
        </table:table-row>
        <table:table-row table:style-name="ro1">
          <table:table-cell office:value-type="string" calcext:value-type="string">
            <text:p>DATA_runE</text:p>
          </table:table-cell>
          <table:table-cell office:value-type="string" calcext:value-type="string">
            <text:p>/JetHT/Run2016E-03Feb2017-v1/MINIAOD</text:p>
          </table:table-cell>
          <table:table-cell office:value-type="float" office:value="69233002" calcext:value-type="float">
            <text:p>69233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dataRun2_2016SeptRepro_v7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notSpecified</text:p>
          </table:table-cell>
        </table:table-row>
        <table:table-row table:style-name="ro1">
          <table:table-cell office:value-type="string" calcext:value-type="string">
            <text:p>DATA_runF</text:p>
          </table:table-cell>
          <table:table-cell office:value-type="string" calcext:value-type="string">
            <text:p>/JetHT/Run2016F-03Feb2017-v1/MINIAOD</text:p>
          </table:table-cell>
          <table:table-cell office:value-type="float" office:value="48178726" calcext:value-type="float">
            <text:p>481787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dataRun2_2016SeptRepro_v7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notSpecified</text:p>
          </table:table-cell>
        </table:table-row>
        <table:table-row table:style-name="ro1">
          <table:table-cell office:value-type="string" calcext:value-type="string">
            <text:p>DATA_runG</text:p>
          </table:table-cell>
          <table:table-cell office:value-type="string" calcext:value-type="string">
            <text:p>/JetHT/Run2016G-03Feb2017-v1/MINIAOD</text:p>
          </table:table-cell>
          <table:table-cell office:value-type="float" office:value="120731331" calcext:value-type="float">
            <text:p>1207313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dataRun2_2016SeptRepro_v7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notSpecified</text:p>
          </table:table-cell>
        </table:table-row>
        <table:table-row table:style-name="ro1">
          <table:table-cell office:value-type="string" calcext:value-type="string">
            <text:p>DATA_runH_vers2v1</text:p>
          </table:table-cell>
          <table:table-cell office:value-type="string" calcext:value-type="string">
            <text:p>/JetHT/Run2016H-03Feb2017_ver2-v1/MINIAOD</text:p>
          </table:table-cell>
          <table:table-cell office:value-type="float" office:value="121001702" calcext:value-type="float">
            <text:p>1210017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dataRun2_2016SeptRepro_v7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notSpecified</text:p>
          </table:table-cell>
        </table:table-row>
        <table:table-row table:style-name="ro1">
          <table:table-cell office:value-type="string" calcext:value-type="string">
            <text:p>DATA_runH_vers3v3</text:p>
          </table:table-cell>
          <table:table-cell office:value-type="string" calcext:value-type="string">
            <text:p>/JetHT/Run2016H-03Feb2017_ver3-v1/MINIAOD</text:p>
          </table:table-cell>
          <table:table-cell office:value-type="float" office:value="3053089" calcext:value-type="float">
            <text:p>30530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dataRun2_2016SeptRepro_v7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notSpecified</text:p>
          </table:table-cell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"/>
        </table:table-row>
        <table:table-row table:style-name="ro1" table:number-rows-repeated="104856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121" number:language="en" number:country="US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.00.0000</text:date>, <text:time style:data-style-name="N2" text:time-value="14:03:05.44250932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7:13:21.997877853</meta:creation-date>
    <dc:date>2017-11-30T14:08:46.009499156</dc:date>
    <meta:editing-duration>P8DT3H43M6S</meta:editing-duration>
    <meta:editing-cycles>15</meta:editing-cycles>
    <meta:generator>LibreOffice/5.1.6.2$Linux_X86_64 LibreOffice_project/10m0$Build-2</meta:generator>
    <meta:document-statistic meta:table-count="1" meta:cell-count="90" meta:object-count="0"/>
  </office:meta>
</office:document-meta>
</file>